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1" svg:font-family="'Amazon Ember'"/>
    <style:font-face style:name="Amazon Ember" svg:font-family="'Amazon Ember', 'Helvetica Neue', Roboto, Arial, sans-serif"/>
    <style:font-face style:name="Lohit Devanagari1" svg:font-family="'Lohit Devanagari'"/>
    <style:font-face style:name="var font-family-base-ua1f64" svg:font-family="'var font-family-base-ua1f64', 'Amazon Ember', 'Helvetica Neue', Roboto, Arial, sans-serif"/>
    <style:font-face style:name="Arial Black" svg:font-family="'Arial Black'"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text-properties fo:font-variant="normal" fo:text-transform="none" fo:color="#ffffff" style:text-line-through-style="none" style:text-line-through-type="none" style:font-name="Amazon Ember" fo:font-size="20pt" fo:letter-spacing="normal" fo:font-style="normal" style:text-underline-style="none" fo:font-weight="normal" officeooo:paragraph-rsid="001e37cf" style:text-blinking="false"/>
    </style:style>
    <style:style style:name="P2" style:family="paragraph" style:parent-style-name="Heading_20_1">
      <style:paragraph-properties fo:text-align="center" style:justify-single-word="false"/>
      <style:text-properties fo:color="#000000" fo:font-size="20pt" fo:font-weight="normal" officeooo:rsid="001dcb71" officeooo:paragraph-rsid="001dcb71" style:font-size-asian="20pt" style:font-weight-asian="bold" style:font-size-complex="20pt" style:font-weight-complex="bold"/>
    </style:style>
    <style:style style:name="P3" style:family="paragraph" style:parent-style-name="Heading_20_1">
      <style:paragraph-properties fo:text-align="start" style:justify-single-word="false"/>
      <style:text-properties fo:color="#000000" fo:font-size="20pt" fo:font-weight="normal" officeooo:paragraph-rsid="001e37cf"/>
    </style:style>
    <style:style style:name="P4" style:family="paragraph" style:parent-style-name="Heading_20_1">
      <style:paragraph-properties fo:text-align="start" style:justify-single-word="false"/>
      <style:text-properties fo:color="#000000" fo:font-size="18pt" fo:font-weight="normal" officeooo:paragraph-rsid="001e37cf" style:font-size-asian="18pt" style:font-size-complex="18pt"/>
    </style:style>
    <style:style style:name="P5" style:family="paragraph" style:parent-style-name="Heading_20_3">
      <style:paragraph-properties fo:text-align="start" style:justify-single-word="false"/>
      <style:text-properties fo:font-variant="normal" fo:text-transform="none" fo:color="#16191f" style:text-line-through-style="none" style:text-line-through-type="none" style:font-name="Amazon Ember" fo:font-size="14pt" fo:letter-spacing="normal" fo:font-style="normal" style:text-underline-style="solid" style:text-underline-width="auto" style:text-underline-color="font-color" fo:font-weight="normal" officeooo:paragraph-rsid="001e37cf" style:text-blinking="false" style:font-size-asian="14pt" style:font-size-complex="14pt"/>
    </style:style>
    <style:style style:name="P6"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Amazon Ember" fo:font-size="14pt" fo:letter-spacing="normal" fo:font-style="normal" style:text-underline-style="solid" style:text-underline-width="auto" style:text-underline-color="font-color" fo:font-weight="normal" style:text-blinking="false" style:font-size-asian="14pt" style:font-size-complex="14pt"/>
    </style:style>
    <style:style style:name="P7"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var font-family-base-ua1f64" fo:font-size="14pt" fo:letter-spacing="normal" fo:font-style="normal" style:text-underline-style="solid" style:text-underline-width="auto" style:text-underline-color="font-color" fo:font-weight="normal" style:text-blinking="false" style:font-size-asian="14pt" style:font-size-complex="14pt" loext:padding="0cm" loext:border="none"/>
    </style:style>
    <style:style style:name="P8" style:family="paragraph" style:parent-style-name="Standard">
      <style:paragraph-properties fo:text-align="center" style:justify-single-word="false"/>
      <style:text-properties fo:color="#4e102d" fo:font-size="24pt" fo:font-weight="bold" officeooo:rsid="001dcb71" officeooo:paragraph-rsid="001dcb71" style:font-size-asian="24pt" style:font-weight-asian="bold" style:font-size-complex="24pt" style:font-weight-complex="bold"/>
    </style:style>
    <style:style style:name="P9" style:family="paragraph" style:parent-style-name="Standard" style:list-style-name="WWNum13">
      <style:paragraph-properties fo:margin-left="0.635cm" fo:margin-right="0cm" fo:margin-top="0cm" fo:margin-bottom="0.353cm" loext:contextual-spacing="false" fo:line-height="0.487cm" fo:text-align="start" style:justify-single-word="false" fo:text-indent="0cm" style:auto-text-indent="false"/>
      <style:text-properties fo:font-size="14pt" officeooo:paragraph-rsid="001fe83a" style:font-size-asian="14pt" style:font-size-complex="14pt"/>
    </style:style>
    <style:style style:name="P10" style:family="paragraph" style:parent-style-name="Standard" style:list-style-name="WWNum13">
      <style:paragraph-properties fo:margin-left="0cm" fo:margin-right="0cm" fo:margin-top="0cm" fo:margin-bottom="0.353cm" loext:contextual-spacing="false" fo:line-height="0.487cm" fo:text-align="start" style:justify-single-word="false" fo:text-indent="0cm" style:auto-text-indent="false"/>
      <style:text-properties fo:font-size="14pt" officeooo:paragraph-rsid="00209d8c"/>
    </style:style>
    <style:style style:name="P11" style:family="paragraph" style:parent-style-name="Standard" style:list-style-name="WWNum13">
      <style:paragraph-properties fo:margin-left="0cm" fo:margin-right="0cm" fo:margin-top="0cm" fo:margin-bottom="0.353cm" loext:contextual-spacing="false" fo:line-height="0.487cm" fo:text-align="start" style:justify-single-word="false" fo:text-indent="0cm" style:auto-text-indent="false"/>
      <style:text-properties style:use-window-font-color="true" style:font-name="Calibri" fo:font-size="14pt" fo:letter-spacing="normal" officeooo:rsid="00209d8c" officeooo:paragraph-rsid="00209d8c" fo:background-color="transparent" style:font-name-asian="Calibri1" style:font-size-asian="14pt" style:font-name-complex="Calibri1" style:font-size-complex="14pt"/>
    </style:style>
    <style:style style:name="P12" style:family="paragraph" style:parent-style-name="Text_20_body">
      <style:paragraph-properties fo:text-align="start" style:justify-single-word="false"/>
      <style:text-properties fo:font-variant="normal" fo:text-transform="none" fo:color="#16191f" style:text-line-through-style="none" style:text-line-through-type="none" style:font-name="Amazon Ember" fo:font-size="14pt" fo:letter-spacing="normal" fo:font-style="normal" style:text-underline-style="none" fo:font-weight="normal" officeooo:paragraph-rsid="001e37cf" style:text-blinking="false" style:font-size-asian="14pt" style:font-size-complex="14pt"/>
    </style:style>
    <style:style style:name="P13" style:family="paragraph" style:parent-style-name="Text_20_body">
      <style:paragraph-properties fo:text-align="start" style:justify-single-word="false"/>
      <style:text-properties fo:font-variant="normal" fo:text-transform="none" fo:color="#ffffff" style:text-line-through-style="none" style:text-line-through-type="none" style:font-name="Amazon Ember" fo:font-size="20pt" fo:letter-spacing="normal" fo:font-style="normal" style:text-underline-style="none" fo:font-weight="normal" officeooo:paragraph-rsid="001e37cf" style:text-blinking="false"/>
    </style:style>
    <style:style style:name="P14" style:family="paragraph" style:parent-style-name="Text_20_body">
      <style:paragraph-properties fo:text-align="start" style:justify-single-word="false"/>
      <style:text-properties fo:font-variant="normal" fo:text-transform="none" fo:color="#ffffff" style:text-line-through-style="none" style:text-line-through-type="none" style:font-name="Amazon Ember" fo:font-size="18pt" fo:letter-spacing="normal" fo:font-style="normal" style:text-underline-style="none" fo:font-weight="normal" officeooo:rsid="001e37cf" officeooo:paragraph-rsid="001e37cf" style:text-blinking="false" style:font-size-asian="18pt" style:font-size-complex="18pt"/>
    </style:style>
    <style:style style:name="P15" style:family="paragraph" style:parent-style-name="Text_20_body">
      <style:paragraph-properties fo:text-align="start" style:justify-single-word="false"/>
      <style:text-properties fo:font-variant="normal" fo:text-transform="none" fo:color="#ffffff" style:text-line-through-style="none" style:text-line-through-type="none" style:font-name="Amazon Ember" fo:font-size="14pt" fo:letter-spacing="normal" fo:font-style="normal" style:text-underline-style="solid" style:text-underline-width="auto" style:text-underline-color="font-color" fo:font-weight="normal" officeooo:paragraph-rsid="001e37cf" style:text-blinking="false" style:font-size-asian="14pt" style:font-size-complex="14pt"/>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font-name="Amazon Ember" fo:font-size="14pt" fo:letter-spacing="normal" fo:font-style="normal" style:text-underline-style="none" fo:font-weight="normal" officeooo:paragraph-rsid="001e37cf" style:font-size-asian="14pt" style:font-size-complex="14pt"/>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Amazon Ember" fo:font-size="10.5pt" fo:letter-spacing="normal" fo:font-style="normal" style:text-underline-style="none" fo:font-weight="normal" style:text-blinking="false" loext:padding="0cm" loext:border="non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Amazon Ember" fo:font-size="14pt" fo:letter-spacing="normal" fo:font-style="normal" style:text-underline-style="none" fo:font-weight="normal" style:text-blinking="false" style:font-size-asian="14pt" style:font-size-complex="14pt"/>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var font-family-base-ua1f64" fo:font-size="10.5pt" fo:letter-spacing="normal" fo:font-style="normal" style:text-underline-style="none" fo:font-weight="normal" style:text-blinking="false" loext:padding="0cm" loext:border="none"/>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var font-family-base-ua1f64" fo:font-size="16pt" fo:letter-spacing="normal" fo:font-style="normal" style:text-underline-style="none" fo:font-weight="normal" officeooo:paragraph-rsid="001f0b92" style:text-blinking="false" loext:padding="0cm" loext:border="none"/>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6191f" style:text-line-through-style="none" style:text-line-through-type="none" style:font-name="var font-family-base-ua1f64" fo:font-size="18pt" fo:letter-spacing="normal" fo:font-style="normal" style:text-underline-style="none" fo:font-weight="normal" officeooo:paragraph-rsid="001f0b92" style:text-blinking="false" style:font-size-asian="18pt" style:font-size-complex="18pt" loext:padding="0cm" loext:border="none"/>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Amazon Ember" fo:font-size="14pt" fo:letter-spacing="normal" fo:font-style="normal" style:text-underline-style="solid" style:text-underline-width="auto" style:text-underline-color="font-color" fo:font-weight="normal" officeooo:paragraph-rsid="001e37cf" style:font-size-asian="14pt" style:font-size-complex="14pt"/>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Amazon Ember" fo:font-size="14pt" fo:letter-spacing="normal" fo:font-style="normal" style:text-underline-style="none" fo:font-weight="normal" officeooo:paragraph-rsid="001e37cf" style:font-size-asian="14pt" style:font-size-complex="14pt"/>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style:text-underline-style="none" officeooo:rsid="001f80c7" officeooo:paragraph-rsid="001f80c7" style:font-size-asian="14pt" style:font-size-complex="14pt"/>
    </style:style>
    <style:style style:name="P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style:text-underline-style="none" officeooo:rsid="001f80c7" officeooo:paragraph-rsid="001f80c7" style:font-size-asian="12.25pt" style:font-size-complex="14pt"/>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officeooo:paragraph-rsid="001f80c7"/>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officeooo:paragraph-rsid="001fe83a"/>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officeooo:paragraph-rsid="00209d8c"/>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officeooo:rsid="001fe83a" officeooo:paragraph-rsid="001fe83a"/>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4pt" officeooo:rsid="001fe83a" officeooo:paragraph-rsid="001fe83a" style:font-size-asian="14pt" style:font-size-complex="14pt"/>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18pt" style:text-underline-style="solid" style:text-underline-width="auto" style:text-underline-color="font-color" officeooo:paragraph-rsid="001f0b92" style:font-size-asian="18pt" style:font-size-complex="18pt"/>
    </style:style>
    <style:style style:name="T1" style:family="text">
      <style:text-properties fo:font-variant="normal" fo:text-transform="none" style:font-name="Amazon Ember1" fo:letter-spacing="normal" fo:font-style="normal"/>
    </style:style>
    <style:style style:name="T2" style:family="text">
      <style:text-properties fo:font-variant="normal" fo:text-transform="none" style:font-name="Amazon Ember1" fo:letter-spacing="normal" fo:font-style="normal" officeooo:rsid="001dcb71" style:font-size-asian="20pt" style:font-weight-asian="bold" style:font-size-complex="20pt" style:font-weight-complex="bold"/>
    </style:style>
    <style:style style:name="T3" style:family="text">
      <style:text-properties fo:font-variant="normal" fo:text-transform="none" style:font-name="Amazon Ember1" fo:letter-spacing="normal" fo:font-style="normal" officeooo:rsid="001dcb71" style:font-weight-asian="bold" style:font-weight-complex="bold"/>
    </style:style>
    <style:style style:name="T4" style:family="text">
      <style:text-properties fo:font-variant="normal" fo:text-transform="none" fo:color="#16191f" style:font-name="Amazon Ember1" fo:font-size="12pt" fo:letter-spacing="normal" fo:font-style="normal"/>
    </style:style>
    <style:style style:name="T5" style:family="text">
      <style:text-properties fo:font-variant="normal" fo:text-transform="none" fo:color="#16191f" style:text-line-through-style="none" style:text-line-through-type="none" style:font-name="Amazon Ember" fo:letter-spacing="normal" fo:font-style="normal" style:text-underline-style="none" fo:font-weight="normal" officeooo:rsid="001f80c7" style:text-blinking="false" style:font-size-asian="12.25pt" style:font-size-complex="14pt"/>
    </style:style>
    <style:style style:name="T6" style:family="text">
      <style:text-properties fo:font-variant="normal" fo:text-transform="none" fo:color="#16191f" style:text-line-through-style="none" style:text-line-through-type="none" style:font-name="Amazon Ember" fo:letter-spacing="normal" fo:font-style="normal" style:text-underline-style="none" fo:font-weight="normal" officeooo:rsid="001fe83a" style:text-blinking="false" style:font-size-asian="12.25pt" style:font-size-complex="14pt"/>
    </style:style>
    <style:style style:name="T7" style:family="text">
      <style:text-properties fo:font-variant="normal" fo:text-transform="none" fo:color="#16191f" style:text-line-through-style="none" style:text-line-through-type="none" style:font-name="Amazon Ember" fo:letter-spacing="normal" fo:font-style="normal" style:text-underline-style="none" fo:font-weight="normal" officeooo:rsid="001fe83a" style:text-blinking="false" style:font-size-asian="14pt" style:font-size-complex="14pt"/>
    </style:style>
    <style:style style:name="T8" style:family="text">
      <style:text-properties fo:font-variant="normal" fo:text-transform="none" fo:color="#16191f" style:text-line-through-style="none" style:text-line-through-type="none" style:font-name="Amazon Ember" fo:letter-spacing="normal" fo:font-style="normal" fo:font-weight="normal" style:text-blinking="false"/>
    </style:style>
    <style:style style:name="T9" style:family="text">
      <style:text-properties fo:font-variant="normal" fo:text-transform="none" fo:color="#16191f" style:text-line-through-style="none" style:text-line-through-type="none" style:font-name="Amazon Ember" fo:letter-spacing="normal" fo:font-style="normal" fo:font-weight="normal" officeooo:rsid="001f0b92" style:text-blinking="false"/>
    </style:style>
    <style:style style:name="T10" style:family="text">
      <style:text-properties fo:font-variant="normal" fo:text-transform="none" fo:color="#16191f" style:text-line-through-style="none" style:text-line-through-type="none" style:font-name="Amazon Ember" fo:letter-spacing="normal" fo:font-style="normal" fo:font-weight="normal" style:text-blinking="false" style:font-size-asian="14pt" style:font-size-complex="14pt"/>
    </style:style>
    <style:style style:name="T11" style:family="text">
      <style:text-properties fo:font-variant="normal" fo:text-transform="none" fo:color="#16191f" style:text-line-through-style="none" style:text-line-through-type="none" style:font-name="Amazon Ember" fo:letter-spacing="normal" fo:font-style="normal" fo:font-weight="normal" officeooo:rsid="001fe83a" style:text-blinking="false" style:font-size-asian="14pt" style:font-size-complex="14pt"/>
    </style:style>
    <style:style style:name="T12" style:family="text">
      <style:text-properties fo:font-variant="normal" fo:text-transform="none" fo:color="#16191f" style:text-line-through-style="none" style:text-line-through-type="none" style:font-name="Amazon Ember" fo:letter-spacing="normal" fo:font-style="italic" fo:font-weight="normal" officeooo:rsid="001fe83a" style:text-blinking="false" style:font-size-asian="14pt" style:font-style-asian="italic" style:font-size-complex="14pt" style:font-style-complex="italic"/>
    </style:style>
    <style:style style:name="T13" style:family="text">
      <style:text-properties fo:font-variant="normal" fo:text-transform="none" fo:color="#16191f" style:text-line-through-style="none" style:text-line-through-type="none" style:font-name="Amazon Ember" fo:font-style="normal" fo:font-weight="normal" style:text-blinking="false"/>
    </style:style>
    <style:style style:name="T14" style:family="text">
      <style:text-properties fo:font-variant="normal" fo:text-transform="none" fo:color="#16191f" style:text-line-through-style="none" style:text-line-through-type="none" style:font-name="Amazon Ember" fo:font-style="normal" fo:font-weight="normal" style:text-blinking="false"/>
    </style:style>
    <style:style style:name="T15" style:family="text">
      <style:text-properties fo:font-variant="normal" fo:text-transform="none" style:use-window-font-color="true" style:text-line-through-style="none" style:text-line-through-type="none" style:font-name="Calibri" fo:font-size="18pt" fo:letter-spacing="normal" fo:font-style="normal" fo:font-weight="normal" officeooo:rsid="001fe83a" style:text-blinking="false" fo:background-color="transparent" loext:char-shading-value="0" style:font-name-asian="Calibri1" style:font-size-asian="18pt" style:font-name-complex="Calibri1" style:font-size-complex="14pt"/>
    </style:style>
    <style:style style:name="T16" style:family="text">
      <style:text-properties fo:font-variant="normal" fo:text-transform="none" style:use-window-font-color="true" style:text-line-through-style="none" style:text-line-through-type="none" style:font-name="Calibri" fo:letter-spacing="normal" fo:font-style="normal" fo:font-weight="normal" officeooo:rsid="001fe83a" style:text-blinking="false" fo:background-color="transparent" loext:char-shading-value="0" style:font-name-asian="Calibri1" style:font-size-asian="14pt" style:font-name-complex="Calibri1" style:font-size-complex="14pt"/>
    </style:style>
    <style:style style:name="T17" style:family="text">
      <style:text-properties fo:font-size="14pt" style:font-size-asian="14pt" style:font-size-complex="14pt"/>
    </style:style>
    <style:style style:name="T18" style:family="text">
      <style:text-properties fo:font-size="14pt" officeooo:rsid="001f0b92" style:font-size-asian="14pt" style:font-size-complex="14pt"/>
    </style:style>
    <style:style style:name="T19" style:family="text">
      <style:text-properties fo:color="#16191f" style:font-name="Amazon Ember1" fo:font-size="12pt" officeooo:rsid="001dcb71" style:font-size-asian="20pt" style:font-weight-asian="bold" style:font-size-complex="20pt" style:font-weight-complex="bold"/>
    </style:style>
    <style:style style:name="T20" style:family="text">
      <style:text-properties fo:color="#16191f" style:font-name="Amazon Ember1" fo:font-size="12pt" officeooo:rsid="001e37cf" style:font-size-asian="20pt" style:font-weight-asian="bold" style:font-size-complex="20pt" style:font-weight-complex="bold"/>
    </style:style>
    <style:style style:name="T21" style:family="text">
      <style:text-properties fo:color="#16191f" style:font-name="Amazon Ember1" style:font-weight-asian="bold" style:font-weight-complex="bold"/>
    </style:style>
    <style:style style:name="T22" style:family="text">
      <style:text-properties fo:color="#16191f" style:font-name="Amazon Ember1" officeooo:rsid="001e37cf" style:font-weight-asian="bold" style:font-weight-complex="bold"/>
    </style:style>
    <style:style style:name="T23" style:family="text">
      <style:text-properties fo:color="#16191f" style:font-name="Amazon Ember1" officeooo:rsid="001dcb71" style:font-weight-asian="bold" style:font-weight-complex="bold"/>
    </style:style>
    <style:style style:name="T24" style:family="text">
      <style:text-properties fo:color="#16191f" style:text-line-through-style="none" style:text-line-through-type="none" style:text-blinking="false"/>
    </style:style>
    <style:style style:name="T25" style:family="text">
      <style:text-properties style:text-line-through-style="none" style:text-line-through-type="none" officeooo:rsid="001e37cf" style:text-blinking="false"/>
    </style:style>
    <style:style style:name="T26" style:family="text">
      <style:text-properties style:font-name="Amazon Ember1" officeooo:rsid="001dcb71"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officeooo:rsid="001f0b92"/>
    </style:style>
    <style:style style:name="T29" style:family="text">
      <style:text-properties style:use-window-font-color="true" style:font-name="Calibri" fo:font-size="18pt" fo:letter-spacing="normal" fo:background-color="transparent" loext:char-shading-value="0" style:font-name-asian="Calibri1" style:font-size-asian="18pt" style:font-name-complex="Calibri1"/>
    </style:style>
    <style:style style:name="T30" style:family="text">
      <style:text-properties style:use-window-font-color="true" style:font-name="Calibri" fo:letter-spacing="normal" fo:background-color="transparent" loext:char-shading-value="0" style:font-name-asian="Calibri1" style:font-name-complex="Calibri1"/>
    </style:style>
    <style:style style:name="T31" style:family="text">
      <style:text-properties style:use-window-font-color="true" style:font-name="Calibri" fo:letter-spacing="normal" fo:background-color="transparent" loext:char-shading-value="0" style:font-name-asian="Calibri1" style:font-size-asian="14pt" style:font-name-complex="Calibri1" style:font-size-complex="14pt"/>
    </style:style>
    <style:style style:name="T32" style:family="text">
      <style:text-properties fo:color="#ff0000" style:font-name="Calibri" fo:font-size="18pt" fo:letter-spacing="normal" fo:font-style="italic" style:text-underline-style="solid" style:text-underline-width="auto" style:text-underline-color="font-color" fo:font-weight="bold" fo:background-color="transparent" loext:char-shading-value="0" style:font-name-asian="Calibri1" style:font-size-asian="18pt" style:font-style-asian="italic" style:font-weight-asian="bold"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cumentation on AWS Cognito</text:p>
      <text:h text:style-name="P2" text:outline-level="1"><text:span text:style-name="T1"/></text:h>
      <text:h text:style-name="P4" text:outline-level="1"><text:bookmark text:name="what-is-amazon-cognito"/><text:span text:style-name="T3">What is Amazon Cognito?</text:span></text:h>
      <text:h text:style-name="P3" text:outline-level="1"><text:span text:style-name="T4">Amazon Cognito provides authentication, authorization, and user management for your web and mobile apps. Your users can sign in directly with a user name and password, or through a third party such as Facebook, Amazon, Google or Apple.</text:span></text:h>
      <text:h text:style-name="P1" text:outline-level="1"><text:span text:style-name="T19">Amazon Cognito </text:span><text:span text:style-name="T20">is secure identity and access management for apps</text:span></text:h>
      <text:p text:style-name="P13"><text:span text:style-name="T20"/></text:p>
      <text:p text:style-name="P14"><text:span text:style-name="T22">W</text:span><text:span text:style-name="T21">hat are the features of AWS Cognito ?</text:span></text:p>
      <text:p text:style-name="P22"><text:span text:style-name="T24"/></text:p>
      <text:p text:style-name="P22"><text:span text:style-name="T24">Secure and scalable user directory -</text:span></text:p>
      <text:p text:style-name="P16"><text:span text:style-name="T25">Amazon Cognito user pools are secure user directories that scale to millif userons os. User pools bring capacity to your identity environment without having to build infrastructure up-front.</text:span></text:p>
      <text:p text:style-name="P23">m<text:span text:style-name="T27">anagement for app</text:span></text:p>
      <text:h text:style-name="P5" text:outline-level="3"><text:span text:style-name="T26">Social and enterprise identity federation -</text:span></text:h>
      <text:p text:style-name="P12"><text:span text:style-name="T26">With Amazon Cognito, your users can sign in through social identity providers like Google, Facebook, and Amazon.</text:span></text:p>
      <text:p text:style-name="P15"><text:span text:style-name="T23"/></text:p>
      <text:h text:style-name="P5" text:outline-level="3"><text:span text:style-name="T26">Standards-based authentication-</text:span></text:h>
      <text:p text:style-name="P18">Amazon Cognito user pools support identity and access management standards such as OAuth 2.0, SAML 2.0, and OpenID Connect.</text:p>
      <text:p text:style-name="P18"/>
      <text:h text:style-name="P6" text:outline-level="3">Security for your apps and users-</text:h>
      <text:p text:style-name="P18">Amazon Cognito has encryption and multi-factor authentication (MFA) capabilities.</text:p>
      <text:p text:style-name="P18"/>
      <text:h text:style-name="P6" text:outline-level="3">Access control for AWS resources-</text:h>
      <text:p text:style-name="P18">Amazon Cognito lets you control access to backend resources from your app. You can authorize access using role-based access control integrated with AWS Identity and Access Management (AWS IAM).</text:p>
      <text:h text:style-name="P7" text:outline-level="3"><text:soft-page-break/></text:h>
      <text:h text:style-name="P7" text:outline-level="3">Easy integration with your app-</text:h>
      <text:p text:style-name="P19"><text:span text:style-name="T17">Use Amazon Cognito's built-in UI and options for federating with multiple identity providers to add user sign-in, sign-up, and access control to your app. You can customize the UI to put your branding front and center in every us</text:span><text:span text:style-name="T18">er interaction.</text:span></text:p>
      <text:p text:style-name="P19"><text:span text:style-name="T18"/></text:p>
      <text:p text:style-name="P19"><text:span text:style-name="T18"/></text:p>
      <text:p text:style-name="P21"><text:span text:style-name="T28">What is Amazon User Pool?</text:span></text:p>
      <text:p text:style-name="P20"><text:span text:style-name="T18"/></text:p>
      <text:p text:style-name="P17"><text:span text:style-name="T18">Amazon Cognito user pools are a managed service that lets you add secure authentication and authorization to your apps, and can scale to support millions of users.</text:span></text:p>
      <text:p text:style-name="P31"/>
      <text:p text:style-name="P31"/>
      <text:p text:style-name="P31"/>
      <text:p text:style-name="P32"><text:span text:style-name="T9">STEPS IN THE PROCESS OF AMAZON USER POOL CREATION -</text:span></text:p>
      <text:p text:style-name="P32"><text:span text:style-name="T9"/></text:p>
      <text:p text:style-name="P24"><text:span text:style-name="T9">1- <text:s/></text:span><text:span text:style-name="T8">Firstly we have to Create user pool</text:span></text:p>
      <text:p text:style-name="P24"><text:span text:style-name="T8"/></text:p>
      <text:p text:style-name="P25"><text:span text:style-name="T9">2- </text:span><text:span text:style-name="T8">In the next page named Configure sign in Experience, we will choose the default authentication provider having name “Cognito User Pool.” Then we will choose email as the User Pool sign in option.</text:span></text:p>
      <text:p text:style-name="P25"><text:span text:style-name="T8"/></text:p>
      <text:p text:style-name="P25"><text:span text:style-name="T8">3- In the Configure Security Requirements, we will select default Cognito defaults as password policy. Thereafter we will select No MFA in Multi factor authentication. The remainings options will be left same.</text:span></text:p>
      <text:p text:style-name="P25"><text:span text:style-name="T8"/></text:p>
      <text:p text:style-name="P26"><text:span text:style-name="T5">4- </text:span><text:span text:style-name="T6">For the</text:span><text:span text:style-name="T7"> </text:span><text:span text:style-name="T11">Self-service sign-up, all options will remain unselected.</text:span></text:p>
      <text:p text:style-name="P26"><text:span text:style-name="T11"/></text:p>
      <text:p text:style-name="P27"><text:span text:style-name="T11">5- In the configure message delivery, we will choose </text:span><text:span text:style-name="T10">Send email with Cognito. </text:span></text:p>
      <text:p text:style-name="P27"><text:span text:style-name="T10"/></text:p>
      <text:p text:style-name="P28"><text:soft-page-break/><text:span text:style-name="T11">6- The next page saying Integrate your app, we will have to name the user pool, then in </text:span><text:span text:style-name="T10">Hosted authentication pages, </text:span><text:span text:style-name="T11">just tick the box named Use the Cognito Hosted UI. </text:span></text:p>
      <text:p text:style-name="P28"><text:span text:style-name="T16">Configure a domain for your Hosted UI </text:span></text:p>
      <text:list xml:id="list880281879" text:style-name="WWNum13">
        <text:list-header>
          <text:p text:style-name="P10"><text:span text:style-name="T31">Configure an app client and choose app type and Enter a name for your app client. </text:span><text:span text:style-name="T11">Then in the below step we will name the client name. </text:span></text:p>
        </text:list-header>
      </text:list>
      <text:p text:style-name="P27"><text:span text:style-name="T11"><text:s/></text:span></text:p>
      <text:p text:style-name="P29"><text:span text:style-name="T10">7 – Then the last page named Review and Create page will open.</text:span></text:p>
      <text:p text:style-name="P29"><text:span text:style-name="T10"><text:s text:c="5"/>At the bottommost yellow part we will click on create User Pool</text:span></text:p>
      <text:p text:style-name="P30"><text:span text:style-name="T8"/></text:p>
      <text:list xml:id="list215348368275152" text:continue-numbering="true" text:style-name="WWNum13">
        <text:list-header>
          <text:p text:style-name="P11"/>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1" svg:font-family="'Amazon Ember'"/>
    <style:font-face style:name="Amazon Ember" svg:font-family="'Amazon Ember', 'Helvetica Neue', Roboto, Arial, sans-serif"/>
    <style:font-face style:name="Lohit Devanagari1" svg:font-family="'Lohit Devanagari'"/>
    <style:font-face style:name="var font-family-base-ua1f64" svg:font-family="'var font-family-base-ua1f64', 'Amazon Ember', 'Helvetica Neue', Roboto, Arial, sans-serif"/>
    <style:font-face style:name="Arial Black" svg:font-family="'Arial Black'"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20:58:29.525232334</meta:creation-date>
    <dc:date>2022-12-09T21:53:46.661882396</dc:date>
    <meta:editing-duration>PT3M1S</meta:editing-duration>
    <meta:editing-cycles>1</meta:editing-cycles>
    <meta:document-statistic meta:table-count="0" meta:image-count="0" meta:object-count="0" meta:page-count="3" meta:paragraph-count="33" meta:word-count="469" meta:character-count="2861" meta:non-whitespace-character-count="2413"/>
    <meta:generator>LibreOffice/6.4.7.2$Linux_X86_64 LibreOffice_project/40$Build-2</meta:generator>
  </office:meta>
</office:document-meta>
</file>